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List_20_Paragraph">
      <style:paragraph-properties fo:text-align="justify" style:justify-single-word="false"/>
    </style:style>
    <style:style style:name="P2" style:family="paragraph" style:parent-style-name="List_20_Paragraph">
      <style:paragraph-properties fo:text-align="center" style:justify-single-word="false"/>
      <style:text-properties fo:color="#cc0000" fo:font-size="14pt" style:text-underline-style="solid" style:text-underline-width="auto" style:text-underline-color="font-color" style:font-size-asian="14pt" style:font-size-complex="14pt"/>
    </style:style>
    <style:style style:name="P3" style:family="paragraph" style:parent-style-name="List_20_Paragraph">
      <style:paragraph-properties fo:text-align="justify" style:justify-single-word="false"/>
      <style:text-properties fo:color="#000099"/>
    </style:style>
    <style:style style:name="P4" style:family="paragraph" style:parent-style-name="Standard" style:master-page-name="Standard">
      <style:paragraph-properties style:page-number="auto"/>
    </style:style>
    <style:style style:name="P5" style:family="paragraph" style:parent-style-name="List_20_Paragraph" style:list-style-name="WWNum1">
      <style:text-properties fo:color="#000099"/>
    </style:style>
    <style:style style:name="P6" style:family="paragraph" style:parent-style-name="List_20_Paragraph" style:list-style-name="WWNum1">
      <style:paragraph-properties fo:text-align="justify" style:justify-single-word="false"/>
      <style:text-properties fo:color="#000099"/>
    </style:style>
    <style:style style:name="P7" style:family="paragraph" style:parent-style-name="List_20_Paragraph" style:list-style-name="WWNum1">
      <style:paragraph-properties fo:text-align="justify" style:justify-single-word="false"/>
      <style:text-properties fo:color="#cc0000"/>
    </style:style>
    <style:style style:name="P8" style:family="paragraph" style:parent-style-name="List_20_Paragraph" style:list-style-name="WWNum1">
      <style:paragraph-properties fo:text-align="justify" style:justify-single-word="false"/>
    </style:style>
    <style:style style:name="P9" style:family="paragraph" style:parent-style-name="List_20_Paragraph" style:list-style-name="WWNum1">
      <style:paragraph-properties fo:text-align="justify" style:justify-single-word="false"/>
      <style:text-properties fo:color="#0000cc"/>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style:style style:name="T3" style:family="text">
      <style:text-properties fo:background-color="#ffff00"/>
    </style:style>
    <style:style style:name="T4" style:family="text">
      <style:text-properties style:text-underline-style="none"/>
    </style:style>
    <style:style style:name="T5" style:family="text">
      <style:text-properties fo:font-style="normal" style:text-underline-style="none" fo:font-weight="bold" style:font-style-asian="normal" style:font-weight-asian="bold" style:font-style-complex="normal"/>
    </style:style>
    <style:style style:name="T6" style:family="text">
      <style:text-properties fo:font-style="normal" style:text-underline-style="none"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PRÓXIMAS ALTERAÇÕES NO SISTEMA PLASTECNO</text:span> : ( fase II)</text:p>
      <text:p text:style-name="Standard"/>
      <text:list xml:id="list6403590111079117837" text:style-name="WWNum1">
        <text:list-item>
          <text:p text:style-name="P5"><text:span text:style-name="T2">Relatório de pedidos por representada</text:span>: Serviço de pesquisa 2, <text:s/>Gerador relatório 6, Inclusao de campo no modelo + validacao 3, Template PDF 4, Permissão de acesso 2. TOTAL 17.</text:p>
        </text:list-item>
      </text:list>
      <text:p text:style-name="P3">Relatório que informe todos os pedidos existentes no sistema, de uma determinada representada, dentro de um determinado período.</text:p>
      <text:p text:style-name="P3">Este relatório deverá informar: data de emissão, número do pedido Plastecno, razão social do cliente e valor do pedido em R$ sem considerar o valor do IPI.(nesta sequência, da esquerda para a direita)</text:p>
      <text:p text:style-name="P3">No final do relatório, informar a soma total das vendas( sem ipi), dentro de um <text:s/>período escolhido. Calcular o valor da comissão que a Plastecno tem em haver. Este valor da comissão é calculado em percentual sobre o valor total vendido, sem considerar o IPI. Baseia-se apenas no valor da mercadoria. O valor da comissão varia de representada para representada. COBEX, PERKPLAST, ISOENGE, FGM, POLLY e TITANA é de 5 %. Para a MGS, vamos trabalhar com a comissão média de 4,7 %.</text:p>
      <text:p text:style-name="P3">Acredito que o índice (%), da comissão possa ser inserido no cadastro de cada representada, e no momento que você pede este relatório, ele utiliza esta informação para cálculo da comissão. Diminuir as letras e espaços deste relatório, para que fique mais compacto, os relatórios atuais, estão com letras muito grandes, espaços q. deixam eles muito extensos.</text:p>
      <text:p text:style-name="P3">Imprimir em PDF, para ser enviado para as fabricas q. convier, via e-mail.</text:p>
      <text:p text:style-name="P3">Este relatório deverá ser visualizado pelo nível Administrador e nível Financeiro.</text:p>
      <text:list xml:id="list39566396" text:continue-numbering="true" text:style-name="WWNum1">
        <text:list-item>
          <text:p text:style-name="P5"><text:span text:style-name="T2">Relatório de vendas de cada vendedor</text:span>: Serviço de pesquisa 2, Gerador relatório 6, Permissões de acesso 2. TOTAL: 10</text:p>
        </text:list-item>
      </text:list>
      <text:p text:style-name="P3">Informando todos os pedidos que determinado vendedor efetuou num período. Deve apresentar: data emissão do pedido, número do pedido plastecno, nome fantasia da representada, razão social do cliente, valor do pedido(sem ipi) Nesta sequência da esquerda para a direita. Há possibilidade de subdividir este relatório, por representada? Ou seja primeiro os pedidos de uma representada <text:s/>X, depois Y e assim por diante, com a soma por representada e no final do relatório, a soma total das vendas? Diminuir as letras e espaços deste relatório, para que fique mais compacto, os relatórios atuais, estão com letras muito grandes, espaços q. deixam eles muito extensos.</text:p>
      <text:p text:style-name="P3">Este relatório deverá ser visualizado pelo nível Administrador, Administrador 1 e Financeiro.</text:p>
      <text:list xml:id="list39556264" text:continue-numbering="true" text:style-name="WWNum1">
        <text:list-item>
          <text:p text:style-name="P6"><text:soft-page-break/><text:span text:style-name="T2">Relatório de clientes por ramo de atividade:</text:span><text:span text:style-name="T5"> </text:span><text:span text:style-name="T6">Serviço de busca 2, Gerador relatório 4, Permissão de acesso 2. TOTAL: 8</text:span></text:p>
          <text:p text:style-name="P6">Informa todos os clientes cadastrados em um determinado ramo de atividade escolhido, onde podemos visualizar: razão social, telefone com código de área, nome do contato e e-mail. Preferencialmente separados por vendedor que atende o cliente.</text:p>
        </text:list-item>
      </text:list>
      <text:p text:style-name="P3">Este relatório, só poderá ser visualizado pelo ADMINISTRADOR <text:s/>e ADMINISTRADOR 1.</text:p>
      <text:p text:style-name="P1"/>
      <text:list xml:id="list39574493" text:continue-numbering="true" text:style-name="WWNum1">
        <text:list-item>
          <text:p text:style-name="P7">Criar um novo tipo no modelo 2, Permissão de acesso as telas 4. TOTAL: 6.</text:p>
          <text:p text:style-name="P8">Criar outro nível de administrador1(ou Gerencial), q. também possa acessar os pedidos, orçamentos e relatórios de outros vendedores, como hoje o nível administração faz, mas não possa acessar o cadastro de vendedores, de usuários, ramos de atividade, representadas, manutenção e cadastros de materiais. <text:s/></text:p>
        </text:list-item>
        <text:list-item>
          <text:p text:style-name="P6"><text:span text:style-name="T1">No relatório de clientes por vendedor:</text:span><text:span text:style-name="T4"> </text:span><text:span text:style-name="T4">Restrição de acesso 3. TOTAL: 3</text:span></text:p>
          <text:p text:style-name="P6">o <text:s/>vendedor poderá visualizar <text:span text:style-name="T1">apenas </text:span>o relatório dos clientes que estão em seu próprio nome. Ele pode verificar, no cadastro de clientes, se um cliente já está cadastrado em seu nome ou em nome de outro vendedor, mas não poderá visualizar um relatório com todos os clientes de outro vendedor. </text:p>
        </text:list-item>
        <text:list-item>
          <text:p text:style-name="P6">Inclusão de novos campos 1 no template PDF. TOTAL: 3</text:p>
          <text:p text:style-name="P6">No corpo dos pedidos, no espaço reservado as transportadoras, precisa aparecer a informação do CNPJ, Inscrição estadual, telefone com código de área <text:s/>e nome do contato principal e e-mail.</text:p>
        </text:list-item>
        <text:list-item>
          <text:p text:style-name="P7">Inclusão de campo lógico no modelo 1, Alterções no template do relatório 1, Alteração no controller para exibição do orçamento 3, Envio e-mail do orçamento para o cliente 5. TOTAL: 10</text:p>
          <text:p text:style-name="P6">Nos pedidos, temos a aba“pedido em orçamento” e “pedidos em digitação”. Precisamos fazer esta aba ter funcionalidade. Se o pedido estiver confirmado, o vendedor já habilita como pedido em digitação e procede ao cadastramento normal do pedido. Se ainda for apenas um orçamento, permitir que o vendedor preencha as informações normais, como se fosse um pedido, mas que tenha o título de “ ORÇAMENTO”, que será enviado ou não, <text:span text:style-name="T3">ao cliente ( em pdf) para o e-mail do contato q. está fazendo o orçamento naquele momento</text:span>, para que o cliente tenha um documento da <text:s/>nossa cotação <text:s/>que foi solicitada. Este orçamento tem as mesmas informações dos pedidos, somente no cabeçalho aparece o nome “orçamento”. <text:s/>Caso este ORÇAMENTO, seja confirmado futuramente pelo cliente, o vendedor retorna ao este orçamento , e habilita para “ PEDIDO EM DIGITAÇÃO”, e permita que ele ainda faça alguma alteração ou complemento, e siga agora normalmente como pedido, <text:s/>seja enviado á representada e <text:s/>seja incluído nos números de vendas, quando for enviado por e-mail. Os orçamentos, terão uma numeração própria diferente dos pedidos, e <text:soft-page-break/>caso sejam confirmados como pedidos, passarão a seguir a numeração normal de pedidos.</text:p>
        </text:list-item>
        <text:list-item>
          <text:p text:style-name="P7">Criar busca dos dados 2, Criar tela de relatório 5, Permissao de acesso 2, Criar chamada ao gerador de PDF 3. TOTAL: 12.</text:p>
          <text:p text:style-name="P9">Preciso visualizar um relatório com os orçamentos que ainda não viraram pedidos (estão em aberto) por vendedor, em um determinado período. Este relatório poderá ser visualizado pelo vendedor que fez o orçamento, e pelo ADMINISTRADOR e ADMINISTRADOR 1( ou gerencial).Neste relatório de orçamentos, precisa aparecer, data, numero do orçamento, nome fantasia do cliente e o valor total do orçamento. <text:span text:style-name="T3">Caso queiram visualizar o orçamento, poderemos apenas visualizar o relatório e caso </text:span><text:span text:style-name="T3">queira <text:s/>imprimir o orçamento q. já foi salvo em pdf. <text:s/>Mostrar este relatório em ordem cronológica do mais recente para o mais antigo, não fazer em ordem alfabética.</text:span></text:p>
        </text:list-item>
        <text:list-item>
          <text:p text:style-name="P6">Alterar a estilização de todos os campo 2. TOTAL: 2</text:p>
          <text:p text:style-name="P6">No cadastro de clientes, representadas e transportadoras, os endereços de e-mail e website, não devem ser salvos, com letras maiúsculas e minúsculas. Precisamos q. sejam salvas sempre com letras minúsculas independente de terem sido digitadas com letras minúsculas ou maiúscula. </text:p>
        </text:list-item>
        <text:list-item>
          <text:p text:style-name="P6">Inclusao de campo de pesquisa no picklist 2, criacao de busca de dados 2, criacao de javascript para pesquisa 3, alteração no controller de exibição dos dados 2. TOTAL: 9 </text:p>
          <text:p text:style-name="P6">Ao inserirmos o nome de uma transportadora, no cadastro de um cliente ou no pedido, precisamos buscar a transportadora, em uma relação muito grande de transportadoras. Esta operação é cansativa e demorada, dando margem a erros, precisamos facilitar este procura pela transportadora que será inserida no cadastro do cliente e também nos pedidos. Temos hoje mais de 1.400 transportadoras, e muitas com os nomes muito parecidos. Algo que possa pesquisar os nomes pela razão social e pelo nome fantasia.</text:p>
        </text:list-item>
        <text:list-item>
          <text:p text:style-name="P6">Criação de campo no modelo 2, alteração do controller 2, rotina de envio de e-mail para o cliente 3. TOTAL: 7</text:p>
          <text:p text:style-name="P6">No momento de envio do pedido para a representada( obrigatório<text:span text:style-name="T3">), precisamos da opção optar ou não para enviarmos o pedido para o e-mail do contato q. está no pedido.</text:span></text:p>
        </text:list-item>
        <text:list-item>
          <text:p text:style-name="P9">Alteração do front-end e relatório PDF 2. TOTAL: 2</text:p>
          <text:p text:style-name="P9">No cadastro do cliente, logo abaixo do CPF do cliente, há um espaço denominado de e-mail, alterar este nome para : “e-mail para envio NFe”. Este endereço de e-mail para envio das notas fiscais eletrônicas, deverá aparecer nos pedidos, no espaço reservado aos dados cadastrais dos clientes, para que as representadas saibam para onde enviar os arquivos XML e PDF, no momento que emitir a nf.</text:p>
        </text:list-item>
        <text:list-item>
          <text:p text:style-name="P9"><text:soft-page-break/>Inclusão de campo no modelo e no front-end, alteração de javascript e validação 4. TOTAL: 4</text:p>
          <text:p text:style-name="P9">Nos pedidos, inserir ao lado do espaço para IPI, um outro espaço para informar qual é a alíquota de ICMS (em percentual ) e sem casa decimal. Esta é apenas uma informação para o cliente ou representada, não será usado para cálculo de valores no pedido como é feito com o IPI. O ICMS já está incluso nos preços , ao contrário do IPI. Não é obrigatório inserir.</text:p>
        </text:list-item>
        <text:list-item>
          <text:p text:style-name="P8">Colocar no cabeçalho dos pedidos e orçamento o logotipo da Plastecno, no topo da página, na margem esquerda. Inserir também o site( <text:a xlink:type="simple" xlink:href="http://www.plastecno.com.br/">www.plastecno.com.br</text:a>). <text:span text:style-name="T3">Vinicius não tem certeza se consegue inserir o logo.</text:span></text:p>
        </text:list-item>
        <text:list-item>
          <text:p text:style-name="P9">Fazer marcara em javascript, criacao de campo lógico de formatação, alteração dos valores em todos os campos do sistema 15. TOTAL: 15</text:p>
          <text:p text:style-name="P9"><text:bookmark text:name="_GoBack"/>Nos relatórios de vendas, e pedidos, .... onde aparecer valores ( R$), colocar ponto para separar o q. for milhar e milhão ( ex.: R$ 234,00 ; 234.000,00 ; 2.340.000,00)para facilitar a visualização e evitar enganos. </text:p>
        </text:list-item>
      </text:list>
      <text:p text:style-name="P2">TOTAL DE PONTOS DA FASE II:<text:span text:style-name="T4"> 108</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t" fo:country="BR"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pt" fo:country="BR"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rnando</meta:initial-creator>
    <dc:creator>Vinicius Fernandes</dc:creator>
    <meta:editing-cycles>151</meta:editing-cycles>
    <meta:creation-date>2013-10-07T21:10:00</meta:creation-date>
    <dc:date>2013-12-25T19:41:43.10</dc:date>
    <meta:editing-duration>P1DT1H51M</meta:editing-duration>
    <meta:generator>OpenOffice/4.0.1$Win32 OpenOffice.org_project/401m5$Build-9714</meta:generator>
    <meta:document-statistic meta:table-count="0" meta:image-count="0" meta:object-count="0" meta:page-count="4" meta:paragraph-count="38" meta:word-count="1436" meta:character-count="875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